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list-style-name="L1">
      <style:paragraph-properties fo:text-align="start" style:justify-single-word="false"/>
      <style:text-properties fo:font-size="12pt" style:font-size-asian="10.5pt" style:font-size-complex="12pt"/>
    </style:style>
    <style:style style:name="P6" style:family="paragraph" style:parent-style-name="Standard" style:list-style-name="L2">
      <style:paragraph-properties fo:text-align="start" style:justify-single-word="false"/>
      <style:text-properties fo:font-size="12pt" style:font-size-asian="10.5pt" style:font-size-complex="12pt"/>
    </style:style>
    <style:style style:name="P7" style:family="paragraph" style:parent-style-name="Standard" style:list-style-name="L3">
      <style:paragraph-properties fo:text-align="start" style:justify-single-word="false"/>
      <style:text-properties fo:font-size="12pt" style:font-size-asian="10.5pt" style:font-size-complex="12pt"/>
    </style:style>
    <style:style style:name="P8" style:family="paragraph" style:parent-style-name="Standard" style:list-style-name="L4">
      <style:paragraph-properties fo:text-align="start"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nes</text:p>
      <text:p text:style-name="P1">Kaitlyn Cason</text:p>
      <text:p text:style-name="P1"/>
      <text:p text:style-name="P2">Lab 4 Part 1 Questions</text:p>
      <text:p text:style-name="P2"/>
      <text:p text:style-name="P3">1.1</text:p>
      <text:list xml:id="list7794974439776827570" text:style-name="L1">
        <text:list-item>
          <text:p text:style-name="P5">It takes approximately 1000 iterations and 10 threads in order to consistently result in a failed non-zero sum. This is because there are enough threads and iterations to cause a race condition to occur in the middle of the add function. If there is a context switch in between the two statements in the function, then the final sum will be wrong.</text:p>
          <text:p text:style-name="P5"/>
        </text:list-item>
        <text:list-item>
          <text:p text:style-name="P5">A significantly smaller number of iterations will seldom fail because there is less chance for the threads to cause a race condition during a context switch in the middle of the add function. A smaller, limited amount of threads and iterations <text:s/>will do its computations quickly enough that there wouldn't be any conflicts between each thread calling add().</text:p>
        </text:list-item>
      </text:list>
      <text:p text:style-name="P3"/>
      <text:p text:style-name="P3"/>
      <text:p text:style-name="P3">1.2</text:p>
      <text:list xml:id="list8843200820868347267" text:style-name="L2">
        <text:list-item>
          <text:p text:style-name="P6">The average cost per operation drops with increasing iterations because when the iteration number is large, there is almost no time dedicated to solely creating and waiting for threads to finish. The time it takes to create other threads will happen in conjunction with other threads running computations.</text:p>
          <text:p text:style-name="P6"/>
        </text:list-item>
        <text:list-item>
          <text:p text:style-name="P6">We can find the “correct cost” by finding the time per operation limit. If we increase the iterations to a large enough number, the overhead will be reduced to practically zero. (For me, on lnxsrv07, this seems to cap at about 12ns per operation).</text:p>
          <text:p text:style-name="P6"/>
        </text:list-item>
        <text:list-item>
          <text:p text:style-name="P6">The “--yield” runs are so much slower because each thread has to give up control of the CPU (and therefore performing a context switch) every time it attempts to do a simple computation. These context switches are costly.</text:p>
          <text:p text:style-name="P6"/>
        </text:list-item>
        <text:list-item>
          <text:p text:style-name="P6">It would be difficult to obtain valid timings using –yield, since a context switch will be performed in the middle of every single operation. This will result in the maximum possible amount of overhead, since there will be no threads running in parallel. One possible way to obtain valid timings would be to time the cost of a context switch, and then multiply by the amount of calls to yield in order to find out the total cost of overhead. This can then be subtracted from the elapsed time in order to find the actual time it takes to run the operations. This solution is dependent on being able to accurately time context switches, which may not be possible in this environment.</text:p>
        </text:list-item>
      </text:list>
      <text:p text:style-name="P3"/>
      <text:p text:style-name="P3"/>
      <text:p text:style-name="P3">1.3</text:p>
      <text:list xml:id="list151390099255603790" text:style-name="L3">
        <text:list-item>
          <text:p text:style-name="P7">sdf</text:p>
        </text:list-item>
      </text:list>
      <text:p text:style-name="P3"/>
      <text:p text:style-name="P2">Lab 4 Part 3 Questions</text:p>
      <text:p text:style-name="P2"/>
      <text:p text:style-name="P3">3.1</text:p>
      <text:list xml:id="list1408777703307400310" text:style-name="L4">
        <text:list-item>
          <text:p text:style-name="P8">The mutex must be held when pthread_cond_wait is called because the condition variable deals <text:soft-page-break/>with the change in the value of a variable (predicate) that is shared between multiple threads. We want to make sure that the predicate can be set/tested by different threads, and if the mutex isn't held when pthread_cond_wait is called, it is possible that another thread could signal the condition variable after the check but before the pthread_cond_wait call. This would result in that last signal being lost, which would cause the waiting thread to possibly loop forever if that signal doesn't happen again.</text:p>
        </text:list-item>
        <text:list-item>
          <text:p text:style-name="P8">The mutex must be released when the waiting thread is blocked in order for the predicate to change. If the mutex isn't released, the only thread that could evaluate or change the condition is the thread that holds the mutex, which would be the current thread. If the current thread is waiting for a signal regarding that variable's change, but the only way for the predicate to change is by the current thread's actions, there is an obvious problem. If the mutex is released before the thread is blocked, this allows for a small period in which a different thread can alter the predicate without the waiting thread's knowledge.</text:p>
        </text:list-item>
        <text:list-item>
          <text:p text:style-name="P8">The mutex must be reacquired when the calling thread resumes for the same reason that the thread must hold the mutex leading up to the thread being blocked. Once the condition is changed, leading to a signal to the condition variable, the blocked thread will wakeup due to the return of pthread_cond_wait. The function pthread_cond_wait doesn't assume anything about the value of the predicate, so it must be reevaluated once the thread wakes. If the thread doesn't hold the mutex upon waking up, the value of the predicate could be altered in between the thread waking up and rechecking the condition. This would render the signal essentially lost, as if it didn't happen, and the thread might loop forever waiting for the signal again.</text:p>
        </text:list-item>
        <text:list-item>
          <text:p text:style-name="P8">The mutex must be released and acquired inside pthread_cond_wait because there is a chance that during the period between releasing the mutex and calling pthread_cond_wait, another thread could obtain the mutex, modify the predicate, and the current thread would be unaware of the changes until pthread_cond_wait returns (if it ever returns, since it might've missed the signal if the predicate was already modified). </text:p>
        </text:list-item>
        <text:list-item>
          <text:p text:style-name="P8">If the thread needs to know immediately (via a signal) that the condition has changed, pthread_cond_wait can only be implemented by a system call. The sequence of events for 1) checking the condition/predicate and 2) waiting on the condition variable from another thread isn't atomic by itself, which means some operations must be done in kernel mode. However, I suppose if you didn't care to know right away via another thread of a condition change something like pthread_cond_wait could be implemented in user mode. It might look like something below:</text:p>
          <text:p text:style-name="P8"/>
        </text:list-item>
      </text:list>
      <text:p text:style-name="Preformatted_20_Text"><text:tab/>pthread_mutex_t mtx = PTHREAD_MUTEX_INITIALIZER;</text:p>
      <text:p text:style-name="Preformatted_20_Text"><text:tab/>bool predicate = false;</text:p>
      <text:p text:style-name="Preformatted_20_Text"/>
      <text:p text:style-name="Preformatted_20_Text"><text:tab/>in some function()</text:p>
      <text:p text:style-name="Preformatted_20_Text"><text:tab/>{</text:p>
      <text:p text:style-name="Preformatted_20_Text"><text:tab/><text:tab/>...</text:p>
      <text:p text:style-name="Preformatted_20_Text"><text:s text:c="4"/><text:tab/><text:tab/>pthread_mutex_lock(&amp;mtx);</text:p>
      <text:p text:style-name="Preformatted_20_Text"><text:s text:c="4"/><text:tab/><text:tab/>while (!predicate)</text:p>
      <text:p text:style-name="Preformatted_20_Text"><text:s text:c="4"/><text:tab/><text:tab/>{</text:p>
      <text:p text:style-name="Preformatted_20_Text"><text:s text:c="8"/><text:tab/><text:tab/>pthread_mutex_unlock(&amp;mtx);</text:p>
      <text:p text:style-name="Preformatted_20_Text"><text:s text:c="8"/><text:tab/><text:tab/>// XXXX :: PREDICATE COULD CHANGE HERE *</text:p>
      <text:p text:style-name="Preformatted_20_Text"><text:s text:c="8"/><text:tab/><text:tab/>sleep(n); // n is a number specified by user</text:p>
      <text:p text:style-name="Preformatted_20_Text"><text:s text:c="8"/><text:tab/><text:tab/>// YYYY :: PREDICATE COULD CHANGE HERE *</text:p>
      <text:p text:style-name="Preformatted_20_Text"><text:s text:c="8"/><text:tab/><text:tab/>pthread_mutex_lock(&amp;mtx);</text:p>
      <text:p text:style-name="Preformatted_20_Text"><text:s text:c="4"/><text:tab/><text:tab/>}</text:p>
      <text:p text:style-name="Preformatted_20_Text"><text:tab/><text:tab/>// perform mutex-necessary/condition-based work here</text:p>
      <text:p text:style-name="Preformatted_20_Text"><text:s text:c="4"/><text:tab/><text:tab/>pthread_mutex_unlock(&amp;mtx);</text:p>
      <text:p text:style-name="Preformatted_20_Text"><text:tab/>}</text:p>
      <text:p text:style-name="Text_20_body"><text:soft-page-break/>* Since the periods of XXXX and YYYY don't check or modify the predicate, this would be okay. However, the thread won't know about any of these changes until the sleep(n) is completed, which could be a long time, depending on how long the user wants to wa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7T23:17:52.847943217</meta:creation-date>
    <dc:date>2016-03-08T21:39:47</dc:date>
    <meta:editing-duration>PT2H56M44S</meta:editing-duration>
    <meta:editing-cycles>56</meta:editing-cycles>
    <meta:generator>OpenOffice/4.1.2$Unix OpenOffice.org_project/412m3$Build-9782</meta:generator>
    <dc:creator>Kaitlyn Cason</dc:creator>
    <meta:document-statistic meta:table-count="0" meta:image-count="0" meta:object-count="0" meta:page-count="3" meta:paragraph-count="38" meta:word-count="988" meta:character-count="5945"/>
  </office:meta>
</office:document-meta>
</file>